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c5f" officeooo:paragraph-rsid="0003bc5f"/>
    </style:style>
    <style:style style:name="P2" style:family="paragraph" style:parent-style-name="Standard">
      <style:text-properties officeooo:rsid="0003bc5f" officeooo:paragraph-rsid="00045963"/>
    </style:style>
    <style:style style:name="P3" style:family="paragraph" style:parent-style-name="Standard">
      <style:text-properties officeooo:rsid="0003bc5f" officeooo:paragraph-rsid="0009c771"/>
    </style:style>
    <style:style style:name="P4" style:family="paragraph" style:parent-style-name="Standard" style:list-style-name="L5">
      <style:text-properties officeooo:rsid="00045963" officeooo:paragraph-rsid="00045963"/>
    </style:style>
    <style:style style:name="P5" style:family="paragraph" style:parent-style-name="Standard" style:list-style-name="L5">
      <style:text-properties officeooo:rsid="00045963" officeooo:paragraph-rsid="000856af"/>
    </style:style>
    <style:style style:name="P6" style:family="paragraph" style:parent-style-name="Standard" style:list-style-name="L6">
      <style:text-properties officeooo:rsid="00045963" officeooo:paragraph-rsid="00045963"/>
    </style:style>
    <style:style style:name="P7" style:family="paragraph" style:parent-style-name="Standard">
      <style:text-properties officeooo:rsid="00045963" officeooo:paragraph-rsid="00045963" fo:background-color="#ffff00"/>
    </style:style>
    <style:style style:name="P8" style:family="paragraph" style:parent-style-name="Standard">
      <style:text-properties officeooo:rsid="0003bc5f" officeooo:paragraph-rsid="0009c771" fo:background-color="transparent"/>
    </style:style>
    <style:style style:name="P9" style:family="paragraph" style:parent-style-name="Standard" style:list-style-name="L6">
      <style:text-properties officeooo:rsid="0009c771" officeooo:paragraph-rsid="0009c771"/>
    </style:style>
    <style:style style:name="P10" style:family="paragraph" style:parent-style-name="Standard">
      <style:text-properties officeooo:rsid="0009c771" officeooo:paragraph-rsid="0009c771"/>
    </style:style>
    <style:style style:name="P11" style:family="paragraph" style:parent-style-name="Standard" style:list-style-name="L5">
      <style:text-properties officeooo:rsid="000a167d" officeooo:paragraph-rsid="000a167d"/>
    </style:style>
    <style:style style:name="T1" style:family="text">
      <style:text-properties officeooo:rsid="00045963"/>
    </style:style>
    <style:style style:name="T2" style:family="text">
      <style:text-properties officeooo:rsid="0005d0d6"/>
    </style:style>
    <style:style style:name="T3" style:family="text">
      <style:text-properties officeooo:rsid="0006ba95"/>
    </style:style>
    <style:style style:name="T4" style:family="text">
      <style:text-properties officeooo:rsid="000856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biektowo + testy</text:span></text:p>
      <text:p text:style-name="P3"/>
      <text:p text:style-name="P8">SKLEP INTERNETOWY</text:p>
      <text:p text:style-name="P7"/>
      <text:p text:style-name="P7">MySQL</text:p>
      <text:list xml:id="list128421694135686209" text:style-name="L5">
        <text:list-item>
          <text:p text:style-name="P4">Database Shop</text:p>
        </text:list-item>
        <text:list-item>
          <text:p text:style-name="P4">Table Customers <text:span text:style-name="T2">(imię, nazwisko, email, hasło, adres do wysyłki)</text:span></text:p>
        </text:list-item>
        <text:list-item>
          <text:p text:style-name="P4">Table Admins <text:span text:style-name="T3">(mail, hasło)</text:span></text:p>
        </text:list-item>
        <text:list-item>
          <text:p text:style-name="P4">Table Products <text:span text:style-name="T2">(nazwa, opis, cena, zdjęcia)</text:span></text:p>
        </text:list-item>
        <text:list-item>
          <text:p text:style-name="P11">Table Pictures (nazwa pliku)</text:p>
        </text:list-item>
        <text:list-item>
          <text:p text:style-name="P5">Table CustomersProducts (<text:span text:style-name="T2">autor zamówienia, status zamówienia - oczekujące, złożone, opłacone, zrealizowane; zamówione przedmioty i ich liczba</text:span>) – <text:span text:style-name="T4">zamówienie 1 do wielu</text:span></text:p>
          <text:p text:style-name="P4"/>
        </text:list-item>
      </text:list>
      <text:p text:style-name="P7">HTML</text:p>
      <text:list xml:id="list5143367128981252382" text:style-name="L6">
        <text:list-item>
          <text:p text:style-name="P6">Strona główna sklepu</text:p>
        </text:list-item>
        <text:list-item>
          <text:p text:style-name="P6">Strona rejestracji</text:p>
        </text:list-item>
        <text:list-item>
          <text:p text:style-name="P6">Panel użytkownika</text:p>
        </text:list-item>
        <text:list-item>
          <text:p text:style-name="P6">Strona zamówienia</text:p>
        </text:list-item>
        <text:list-item>
          <text:p text:style-name="P6">Strona przedmiotu</text:p>
        </text:list-item>
        <text:list-item>
          <text:p text:style-name="P9">Strona koszyka</text:p>
        </text:list-item>
        <text:list-item>
          <text:p text:style-name="P9">Panel administracyjny (zarządzanie grupami, przedmiotami użytkownikami, zamówieniami)</text:p>
        </text:list-item>
      </text:list>
      <text:p text:style-name="P10"/>
      <text:p text:style-name="P10">dodawanie i usuwanie grup dla przedmiotów</text:p>
      <text:p text:style-name="P10">dodanie lub usunięcie przedmiotu</text:p>
      <text:p text:style-name="P10">zobaczenie użytkownika, jego zakupów, usunięcie użytkownikami</text:p>
      <text:p text:style-name="P10">podgląd zamówienia(grupowanie statusem), zmiana statusu zamówienia, usunąć dane zamówienia, wysłać do klienta wiadomość dot jego zamówienia</text:p>
      <text:p text:style-name="P10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4:02:09.039972372</meta:creation-date>
    <dc:date>2017-06-21T14:35:40.566514547</dc:date>
    <meta:editing-duration>PT23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18" meta:character-count="858" meta:non-whitespace-character-count="774"/>
  </office:meta>
</office:document-meta>
</file>